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Heading_20_2">
      <style:paragraph-properties fo:margin-top="0.1665in" fo:margin-bottom="0.0835in" fo:keep-with-next="always"/>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Contents_20_3">
      <style:paragraph-properties>
        <style:tab-stops>
          <style:tab-stop style:position="6.2992in" style:type="right" style:leader-style="dotted" style:leader-text="."/>
        </style:tab-stops>
      </style:paragraph-properties>
    </style:style>
    <style:style style:name="P22"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font-name="Liberation Sans"/>
    </style:style>
    <style:style style:name="T6" style:family="text">
      <style:text-properties style:font-name="Liberation Sans" style:font-name-asian="DejaVu LGC Sans" style:font-name-complex="DejaVu LGC Sans"/>
    </style:style>
    <style:style style:name="T7" style:family="text">
      <style:text-properties style:font-name="Liberation Sans" fo:font-style="italic" style:font-style-asian="italic" style:font-style-complex="italic"/>
    </style:style>
    <style:style style:name="T8" style:family="text">
      <style:text-properties style:font-name="Liberation Sans" fo:font-style="italic" fo:font-weight="bold" style:font-style-asian="italic" style:font-weight-asian="bold" style:font-style-complex="italic" style:font-weight-complex="bold"/>
    </style:style>
    <style:style style:name="T9" style:family="text">
      <style:text-properties style:font-name="Liberation Sans1" style:font-name-asian="Liberation Sans1" style:font-name-complex="Liberation Sans1"/>
    </style:style>
    <style:style style:name="T10"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2.0</text:p>
      <text:p text:style-name="Subtitle">1<text:span text:style-name="T4">st</text:span> December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Introduction to Byteman<text:tab/>4</text:p>
          <text:p text:style-name="P20">Running an Application with the Byteman agent<text:tab/>4</text:p>
          <text:p text:style-name="P20">Event Condition Action Rules<text:tab/>4</text:p>
          <text:p text:style-name="P20">Rule Bindings and Parameterization<text:tab/>5</text:p>
          <text:p text:style-name="P20">Built-in Conditions and Actions<text:tab/>6</text:p>
          <text:p text:style-name="P20">Extending or Replacing the Byteman Language Built-ins<text:tab/>6</text:p>
          <text:p text:style-name="P20">Agent Transformation<text:tab/>7</text:p>
          <text:p text:style-name="P20">Agent Retransformation<text:tab/>8</text:p>
          <text:p text:style-name="P20">ECA Rule Engine<text:tab/>8</text:p>
          <text:p text:style-name="P19">The Byteman Rule Language<text:tab/>10</text:p>
          <text:p text:style-name="P20">Rule Events<text:tab/>10</text:p>
          <text:p text:style-name="P21">Class Rules vs Interface Rules<text:tab/>11</text:p>
          <text:p text:style-name="P21">Overriding <text:s/>Rules<text:tab/>11</text:p>
          <text:p text:style-name="P20">Location Specifiers<text:tab/>12</text:p>
          <text:p text:style-name="P20">Rule Bindings<text:tab/>14</text:p>
          <text:p text:style-name="P20">Rule Expressions<text:tab/>15</text:p>
          <text:p text:style-name="P20">Rule Conditions<text:tab/>16</text:p>
          <text:p text:style-name="P20">Rule Actions<text:tab/>17</text:p>
          <text:p text:style-name="P20">Built-In Calls<text:tab/>18</text:p>
          <text:p text:style-name="P20">User-Defined Rule Helpers<text:tab/>18</text:p>
          <text:p text:style-name="P19">Byteman Rule Language Standard Built-Ins<text:tab/>20</text:p>
          <text:p text:style-name="P20">Thread Coordination Operations<text:tab/>20</text:p>
          <text:p text:style-name="P21">Waiters<text:tab/>20</text:p>
          <text:p text:style-name="P21">Rendezvous<text:tab/>21</text:p>
          <text:p text:style-name="P21">Joiners<text:tab/>22</text:p>
          <text:p text:style-name="P21">Aborting Execution<text:tab/>22</text:p>
          <text:p text:style-name="P20">Rule State Management Operations<text:tab/>23</text:p>
          <text:p text:style-name="P21">CountDowns<text:tab/>23</text:p>
          <text:p text:style-name="P21">Flags<text:tab/>24</text:p>
          <text:p text:style-name="P21">Counters<text:tab/>24</text:p>
          <text:p text:style-name="P21">Recursive Triggering<text:tab/>25</text:p>
          <text:p text:style-name="P20">Trace and Debug Operations<text:tab/>26</text:p>
          <text:p text:style-name="P21">Debugging<text:tab/>26</text:p>
          <text:p text:style-name="P21">Tracing<text:tab/>26</text:p>
          <text:p text:style-name="P19">Using Byteman<text:tab/>28</text:p>
          <text:p text:style-name="P20">Downloading a binary release<text:tab/>28</text:p>
          <text:p text:style-name="P20">Obtaining the sources<text:tab/>28</text:p>
          <text:p text:style-name="P20">Building Byteman from the sources<text:tab/>28</text:p>
          <text:p text:style-name="P20">Running Applications with Byteman<text:tab/>28</text:p>
          <text:p text:style-name="P20">Available -javaagent Options<text:tab/>29</text:p>
          <text:p text:style-name="P20">Running Byteman Using Script bmjava.sh<text:tab/>30</text:p>
          <text:p text:style-name="P20">Submitting Rules Dynamically Using Script submit.sh<text:tab/>30</text:p>
          <text:p text:style-name="P20">Checking Rules Offline Using Script bytemancheck.sh<text:tab/>32</text:p>
          <text:p text:style-name="P20">Environment Settings<text:tab/>32</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28184170"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814030812" text:style-name="L1">
        <text:list-item>
          <text:p text:style-name="P11">tracing application execution</text:p>
        </text:list-item>
        <text:list-item>
          <text:p text:style-name="P11">short-circuiting normal method execution via early returns or exceptions</text:p>
        </text:list-item>
        <text:list-item>
          <text:p text:style-name="P11">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2025052747" text:continue-list="list128184170" text:style-name="Outline">
        <text:list-item>
          <text:list>
            <text:list-header>
              <text:h text:style-name="P18" text:outline-level="2" text:is-list-header="true"><text:span text:style-name="T6">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1959336774"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31989125" text:style-name="L2">
        <text:list-item>
          <text:p text:style-name="P12"><text:span text:style-name="T1">where</text:span> during application execution a side-effect should occur</text:p>
        </text:list-item>
        <text:list-item>
          <text:p text:style-name="P12"><text:span text:style-name="T1">whether</text:span> the side-effect should happen or not</text:p>
        </text:list-item>
        <text:list-item>
          <text:p text:style-name="P1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9">─</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625704920" text:continue-list="list1959336774"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421677146"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2068181028"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384072977"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174196358" text:style-name="L3">
        <text:list-item>
          <text:p text:style-name="P13">the <text:span text:style-name="T1">trigger method</text:span>, i.e. the method which contains the trigger point</text:p>
        </text:list-item>
        <text:list-item>
          <text:p text:style-name="P13">the rule which has been matched</text:p>
        </text:list-item>
        <text:list-item>
          <text:p text:style-name="P13">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039828556" text:continue-list="list1384072977" text:style-name="Outline">
        <text:list-item>
          <text:list>
            <text:list-header>
              <text:h text:style-name="P18" text:outline-level="2" text:is-list-header="true"><text:span text:style-name="T6">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979578622" text:continue-numbering="true" text:style-name="Outline">
        <text:list-item>
          <text:list>
            <text:list-header>
              <text:h text:style-name="P18" text:outline-level="2" text:is-list-header="true">ECA <text:span text:style-name="T6">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830924087"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586366902" text:continue-numbering="true" text:style-name="Outline">
        <text:list-item>
          <text:list>
            <text:list-header>
              <text:h text:style-name="P1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536070532"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739527388"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2104043726"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text:span><text:span text:style-name="T3">AT WRITE</text:span><text:span text:style-name="T1"> [ type .] field [count]<text:line-break/></text:span><text:span text:style-name="T3">AFTER WRITE</text:span><text:span text:style-name="T1"> [ type .] field [count]<text:line-break/></text:span><text:span text:style-name="T3">AT INVOKE</text:span><text:span text:style-name="T1"> [ type .] method [ </text:span><text:span text:style-name="T3">(</text:span><text:span text:style-name="T1"> argtypes </text:span><text:span text:style-name="T3">)</text:span><text:span text:style-name="T1"> ] [count]<text:line-break/></text:span><text:span text:style-name="T3">AFTER INVOKE</text:span><text:span text:style-name="T1"> [ type .] method [ </text:span><text:span text:style-name="T3">(</text:span><text:span text:style-name="T1"> argtypes </text:span><text:span text:style-name="T3">)</text:span><text:span text:style-name="T1"> ][count]<text:line-break/></text:span><text:span text:style-name="T3">AT SYNCHRONIZE</text:span><text:span text:style-name="T1"> [count]</text:span><text:bookmark-start text:name="DDE_LINK11"/><text:span text:style-name="T1"><text:line-break/></text:span><text:span text:style-name="T3">AFTER SYNCHRONIZE</text:span><text:span text:style-name="T1"> [count]</text:span><text:bookmark-end text:name="DDE_LINK11"/><text:span text:style-name="T1"><text:line-break/></text:span><text:span text:style-name="T3">AT THROW</text:span><text:span text:style-name="T1">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is ignored in the current release.</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918252742"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text:soft-page-break/>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211685176"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981919568" text:style-name="L4">
        <text:list-item>
          <text:p text:style-name="P14">references to previously bound variables</text:p>
        </text:list-item>
        <text:list-item>
          <text:p text:style-name="P14">references to the trigger method recipient or arguments</text:p>
        </text:list-item>
        <text:list-item>
          <text:p text:style-name="P14">references to the local variables in scope at the trigger point</text:p>
        </text:list-item>
        <text:list-item>
          <text:p text:style-name="P14">static field references</text:p>
        </text:list-item>
        <text:list-item>
          <text:p text:style-name="P14">primitive literals</text:p>
        </text:list-item>
        <text:list-item>
          <text:p text:style-name="P14">field accesses</text:p>
        </text:list-item>
        <text:list-item>
          <text:p text:style-name="P14">static or instance method invocations</text:p>
        </text:list-item>
        <text:list-item>
          <text:p text:style-name="P14">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oft-page-break/><text:span text:style-name="Code_20_Text">engine.isRecovered()</text:span>, etc.</text:p>
      <text:p text:style-name="Text_20_body">Note:</text:p>
      <text:list xml:id="list232152232" text:style-name="L5">
        <text:list-item>
          <text:p text:style-name="P15">The assignment operator is not available for use in expressions. It can only be employed at the top level in binding specifications.</text:p>
        </text:list-item>
        <text:list-item>
          <text:p text:style-name="P15">Use of the new operator is not currently allowed in expressions.</text:p>
        </text:list-item>
        <text:list-item>
          <text:p text:style-name="P15">throw and return operations are only allowed as the last action in a sequence of rule actions (see below).</text:p>
        </text:list-item>
      </text:list>
      <text:list xml:id="list787002951" text:style-name="L6">
        <text:list-item>
          <text:p text:style-name="P16">Expressions should obey the normal rules regarding associativity and precedence.</text:p>
        </text:list-item>
        <text:list-item>
          <text:p text:style-name="P16">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798969136" text:continue-list="list1211685176"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967991907"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724289776"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535503945"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638558950"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67315450"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456317421" text:continue-numbering="true" text:style-name="Outline">
        <text:list-item>
          <text:list>
            <text:list-item>
              <text:list>
                <text:list-header>
                  <text:h text:style-name="P22"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442827000" text:continue-numbering="true" text:style-name="Outline">
        <text:list-item>
          <text:list>
            <text:list-item>
              <text:list>
                <text:list-header>
                  <text:h text:style-name="P22"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866761551"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324325156"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813656270" text:continue-numbering="true" text:style-name="Outline">
        <text:list-item>
          <text:list>
            <text:list-item>
              <text:list>
                <text:list-header>
                  <text:h text:style-name="P22"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2108460374" text:continue-numbering="true" text:style-name="Outline">
        <text:list-item>
          <text:list>
            <text:list-item>
              <text:list>
                <text:list-header>
                  <text:h text:style-name="P22" text:outline-level="3" text:is-list-header="true"><text:bookmark-start text:name="DDE_LINK16"/>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1443397469" text:continue-numbering="true" text:style-name="Outline">
        <text:list-item>
          <text:list>
            <text:list-item>
              <text:list>
                <text:list-header>
                  <text:h text:style-name="P22"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text:soft-page-break/>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353384913"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92985548"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text:soft-page-break/>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894282296"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94661111" text:continue-numbering="true" text:style-name="Outline">
        <text:list-item>
          <text:list>
            <text:list-header>
              <text:h text:style-name="P18"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2016029421"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336210667"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580045356" text:continue-numbering="true" text:style-name="Outline">
        <text:list-item>
          <text:list>
            <text:list-header>
              <text:h text:style-name="P18" text:outline-level="2" text:is-list-header="true"><text:span text:style-name="T6">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10">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10">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10">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10">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10">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10">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900433900" text:continue-numbering="true" text:style-name="Outline">
        <text:list-item>
          <text:list>
            <text:list-header>
              <text:h text:style-name="P18" text:outline-level="2" text:is-list-header="true"><text:span text:style-name="T6">Running</text:span> Byteman Using S<text:span text:style-name="T6">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683990744" text:continue-numbering="true" text:style-name="Outline">
        <text:list-item>
          <text:list>
            <text:list-header>
              <text:h text:style-name="P18" text:outline-level="2" text:is-list-header="true"><text:span text:style-name="Code_20_Text"><text:span text:style-name="T6">Submitting</text:span></text:span><text:span text:style-name="Code_20_Text"><text:span text:style-name="T5">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5">bash shell script submit</text:span></text:span><text:span text:style-name="Code_20_Text">.sh</text:span><text:span text:style-name="Code_20_Text"><text:span text:style-name="T5"> located in the </text:span></text:span><text:span text:style-name="Code_20_Text">bin</text:span><text:span text:style-name="Code_20_Text"><text:span text:style-name="T5"> directory of the release source tree. This script expects to find the byteman agent jar to be located in <text:s/>$</text:span></text:span><text:span text:style-name="Code_20_Text">BYTEMAN_HOME/lib/byteman.jar</text:span><text:span text:style-name="Code_20_Text"><text:span text:style-name="T5">. If </text:span></text:span><text:span text:style-name="Code_20_Text">BYTEMAN_HOME</text:span><text:span text:style-name="Code_20_Text"><text:span text:style-name="T5"> is not set it looks for a </text:span></text:span><text:span text:style-name="Code_20_Text">lib</text:span><text:span text:style-name="Code_20_Text"><text:span text:style-name="T5"> directory in the parent of the directory from </text:span></text:span><text:soft-page-break/><text:span text:style-name="Code_20_Text"><text:span text:style-name="T5">which it is run.</text:span></text:span></text:p>
      <text:p text:style-name="Text_20_body">The command line syntax for the submit script is:</text:p>
      <text:p text:style-name="Code"><text:span text:style-name="Code_20_Text">submit [-p port] [-h host] [-l|-u] [script1 . . . scriptN]<text:line-break/>submit </text:span><text:span text:style-name="Code_20_Text">[-p port] [-h host] </text:span><text:span text:style-name="Code_20_Text">[-b|-s] jarfile1 . . .</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1739800661" text:style-name="L7">
        <text:list-item>
          <text:p text:style-name="P17">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17">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17">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text:soft-page-break/>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436097363" text:continue-list="list1683990744" text:style-name="Outline">
        <text:list-item>
          <text:list>
            <text:list-header>
              <text:h text:style-name="Heading_20_2" text:outline-level="2" text:is-list-header="true"><text:span text:style-name="Code_20_Text"><text:span text:style-name="T5">Checking Rules Offline Using Script bytemancheck.sh</text:span></text:span></text:h>
            </text:list-header>
          </text:list>
        </text:list-item>
      </text:list>
      <text:p text:style-name="P1"><text:span text:style-name="Code_20_Text"><text:span text:style-name="T5">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5"> located in the </text:span></text:span><text:span text:style-name="Code_20_Text">bin</text:span><text:span text:style-name="Code_20_Text"><text:span text:style-name="T5"> directory of the release source tree. This script expects to find the byteman agent jar to be located in <text:s/>$</text:span></text:span><text:span text:style-name="Code_20_Text">BYTEMAN_HOME/lib/byteman.jar</text:span><text:span text:style-name="Code_20_Text"><text:span text:style-name="T5">. If </text:span></text:span><text:span text:style-name="Code_20_Text">BYTEMAN_HOME</text:span><text:span text:style-name="Code_20_Text"><text:span text:style-name="T5"> is not set it looks for a </text:span></text:span><text:span text:style-name="Code_20_Text">lib</text:span><text:span text:style-name="Code_20_Text"><text:span text:style-name="T5">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P1"><text:span text:style-name="Code_20_Text"><text:span text:style-name="T5">Flag </text:span></text:span><text:span text:style-name="Code_20_Text">-cp</text:span><text:span text:style-name="Code_20_Text"><text:span text:style-name="T5"> provides a classpath used to locate classes mentioned in the scripts.</text:span></text:span></text:p>
      <text:list xml:id="list696235974" text:continue-numbering="true" text:style-name="Outline">
        <text:list-item>
          <text:list>
            <text:list-header>
              <text:h text:style-name="P18" text:outline-level="2" text:is-list-header="true"><text:span text:style-name="T6">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10">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10">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10">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10">org.jboss.byteman.verbose</text:span></text:span></text:p>
      <text:p text:style-name="P1">is set then the rule execution engine will display a variety of trace messages to the System.out as it <text:s/>parses, typechecks, compiles and executes rules.</text:p>
      <text:p text:style-name="P1"><text:soft-page-break/>Note that the <text:span text:style-name="Code_20_Text">debug</text:span> built-in is sensitive to this system property as well as to its own configuration switch</text:p>
      <text:p text:style-name="P3"><text:span text:style-name="Code_20_Text"><text:span text:style-name="T10">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10">org.jboss.byteman.quodlibet</text:span></text:span></text:p>
      <text:p text:style-name="P1"><text:span text:style-name="Code_20_Text"><text:span text:style-name="T5">is set then the agent will allow rules to be injected into methods of classes in the </text:span></text:span><text:span text:style-name="Code_20_Text">java.lang</text:span><text:span text:style-name="Code_20_Text"><text:span text:style-name="T5"> hierarchy. Note that this will require the Byteman jar to be installed in the bootstrap classpath using the </text:span></text:span><text:span text:style-name="Caption_20_characters"><text:span text:style-name="T5">boot:</text:span></text:span><text:span text:style-name="Code_20_Text"><text:span text:style-name="T5"> option to the </text:span></text:span><text:span text:style-name="Code_20_Text">-javaagent</text:span><text:span text:style-name="Code_20_Text"><text:span text:style-name="T5"> JVM command line argument.</text:span></text:span></text:p>
      <text:p text:style-name="P1">If system property</text:p>
      <text:p text:style-name="Code"><text:span text:style-name="Code_20_Text"><text:span text:style-name="T10">org.jboss.byteman.skip.overriding.rules</text:span></text:span></text:p>
      <text:p text:style-name="P1"><text:span text:style-name="Code_20_Text"><text:span text:style-name="T5">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5">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7">negligible</text:span></text:span><text:span text:style-name="Code_20_Text"><text:span text:style-name="T5"> (&lt;&lt; <text:s/>1%) to, at worst, <text:s/></text:span></text:span><text:span text:style-name="Code_20_Text"><text:span text:style-name="T7">noticeable</text:span></text:span><text:span text:style-name="Code_20_Text"><text:span text:style-name="T5"> (~ 2%) but </text:span></text:span><text:span text:style-name="Code_20_Text"><text:span text:style-name="T8">not</text:span></text:span><text:span text:style-name="Code_20_Text"><text:span text:style-name="T5"> to </text:span></text:span><text:span text:style-name="Code_20_Text"><text:span text:style-name="T7">significant</text:span></text:span><text:span text:style-name="Code_20_Text"><text:span text:style-name="T5">) So, if you do not intend to use overriding rules then setting this property helps to minimise the extent to which the agent perturbs the timing of application runs. This is particularly important when testing multi-threaded applications where timing is highly significa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09-12-01T16:20:17</dc:date>
    <meta:printed-by>Andrew Dinn</meta:printed-by>
    <meta:print-date>2008-09-26T17:21:42</meta:print-date>
    <meta:editing-cycles>120</meta:editing-cycles>
    <meta:editing-duration>PT43H11M18S</meta:editing-duration>
    <meta:document-statistic meta:table-count="0" meta:image-count="0" meta:object-count="0" meta:page-count="33" meta:paragraph-count="400" meta:word-count="13614" meta:character-count="84962"/>
    <meta:user-defined meta:name="Info 1"/>
    <meta:user-defined meta:name="Info 2"/>
    <meta:user-defined meta:name="Info 3"/>
    <meta:user-defined meta:name="Info 4"/>
  </office:meta>
</office:document-meta>
</file>